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03317422502378155" text:style-name="L1">
        <text:list-item>
          <text:p text:style-name="P1"><text:span text:style-name="Strong_20_Emphasis">Create Travis CI Configuration</text:span>:</text:p>
        </text:list-item>
      </text:list>
      <text:list xml:id="list6680665545453358333" text:style-name="L2">
        <text:list-item>
          <text:p text:style-name="P2">Create a <text:span text:style-name="Source_20_Text">.travis.yml</text:span> file in your repository.</text:p>
        </text:list-item>
      </text:list>
      <text:list xml:id="list8448088164978070928" text:style-name="L3">
        <text:list-item>
          <text:p text:style-name="P3"><text:span text:style-name="Strong_20_Emphasis">Define the Configuration</text:span>:</text:p>
        </text:list-item>
      </text:list>
      <text:p text:style-name="Standard"/>
      <text:p text:style-name="P4">yaml</text:p>
      <text:p text:style-name="Standard"/>
      <text:p text:style-name="Standard">language: python</text:p>
      <text:p text:style-name="Standard">python:</text:p>
      <text:p text:style-name="Standard"><text:s text:c="2"/>- "3.8"</text:p>
      <text:p text:style-name="Standard"/>
      <text:p text:style-name="Standard">install:</text:p>
      <text:p text:style-name="Standard"><text:s text:c="2"/>- pip install -r api_testing/requirements.txt</text:p>
      <text:p text:style-name="Standard"/>
      <text:p text:style-name="Standard">script:</text:p>
      <text:p text:style-name="Standard"><text:s text:c="2"/>- export API_BASE_URL="https://api.example.com"</text:p>
      <text:p text:style-name="Standard"><text:s text:c="2"/>- export ADMIN_TOKEN="your_admin_token"</text:p>
      <text:p text:style-name="Standard"><text:s text:c="2"/>- export USER1_TOKEN="your_user1_token"</text:p>
      <text:p text:style-name="Standard"><text:s text:c="2"/>- export USER2_TOKEN="your_user2_token"</text:p>
      <text:p text:style-name="Standard"><text:s text:c="2"/>- python api_testing/run_tests.py</text:p>
      <text:p text:style-name="Standard"/>
      <text:p text:style-name="Standard"><text:span text:style-name="Strong_20_Emphasis">Push the Configuration</text:span>: </text:p>
      <text:p text:style-name="Standard">git add .travis.yml</text:p>
      <text:p text:style-name="Standard">git commit -m "Add Travis CI configuration"</text:p>
      <text:p text:style-name="Standard">git push origin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40:05.06</meta:creation-date>
    <meta:document-statistic meta:table-count="0" meta:image-count="0" meta:object-count="0" meta:page-count="1" meta:paragraph-count="19" meta:word-count="62" meta:character-count="515"/>
    <dc:date>2024-07-27T13:42:25.79</dc:date>
    <dc:creator>Information Governance</dc:creator>
    <meta:editing-duration>PT2M22S</meta:editing-duration>
    <meta:editing-cycles>1</meta:editing-cycles>
    <meta:generator>OpenOffice/4.1.15$Win32 OpenOffice.org_project/4115m2$Build-9813</meta:generator>
  </office:meta>
</office:document-meta>
</file>